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man Stanchak</text:p>
      <text:p text:style-name="Standard">CMSC828G</text:p>
      <text:p text:style-name="Standard">02/05/2008</text:p>
      <text:p text:style-name="Standard">Questions/Issues for Newman survey</text:p>
      <text:p text:style-name="Standard"/>
      <text:list text:style-name="L1">
        <text:list-item>
          <text:p text:style-name="P1">Newman discusses a variety of different models for network structure, growth and processes. These models are undoubtedly useful for theoretic analysis, but I never really got a good feel for how well they model real world networks, or how one would try to determine which model to use.</text:p>
        </text:list-item>
        <text:list-item>
          <text:p text:style-name="P1">Since our class is entitled 'Link Mining', an obvious question of interest is how well each of the models discussed lends itself towards being integrated into a data mining framework.</text:p>
        </text:list-item>
        <text:list-item>
          <text:p text:style-name="P1">It's interesting to me that the eigenvector centrality clustering method has been 'rediscovered' in so many sub fields. <text:s/>In my experience, it first came up in the context of image segmentation (the first reference I find is 1997 from a group at Berkeley, which predates the 1998 references for Sergey and Brin)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Roman Stanchak</meta:initial-creator>
    <meta:creation-date>2008-02-05T10:48:11</meta:creation-date>
    <dc:creator>Roman Stanchak</dc:creator>
    <dc:date>2008-02-05T15:22:22</dc:date>
    <meta:printed-by>Roman Stanchak</meta:printed-by>
    <meta:print-date>2008-02-05T10:59:11</meta:print-date>
    <dc:language>en-US</dc:language>
    <meta:editing-cycles>3</meta:editing-cycles>
    <meta:editing-duration>PT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41" meta:character-count="846"/>
  </office:meta>
</office:document-meta>
</file>